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1b2e"/>
    </style:style>
    <style:style style:name="P2" style:family="paragraph" style:parent-style-name="Standard">
      <style:text-properties officeooo:rsid="001abcf7" officeooo:paragraph-rsid="001abcf7"/>
    </style:style>
    <style:style style:name="T1" style:family="text">
      <style:text-properties officeooo:rsid="00191b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or @get: to be able to pass list of names:</text:span></text:p>
      <text:p text:style-name="Standard">https://github.com/tiangolo/fastapi/issues/50</text:p>
      <text:p text:style-name="Standard"><text:a xlink:type="simple" xlink:href="https://fastapi.tiangolo.com/tutorial/header-params/#duplicate-headers" text:style-name="Internet_20_link" text:visited-style-name="Visited_20_Internet_20_Link">https://fastapi.tiangolo.com/tutorial/header-params/#duplicate-headers</text:a></text:p>
      <text:p text:style-name="Standard"/>
      <text:p text:style-name="P2">ad Species Search)</text:p>
      <text:p text:style-name="P2">if IDs are passed, everythings else is ignored and just the Species with the IDs will be returned, because IDs are uniqu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1:51:21.891068916</meta:creation-date>
    <dc:date>2020-11-15T14:53:24.782700055</dc:date>
    <meta:editing-duration>PT2H1M42S</meta:editing-duration>
    <meta:editing-cycles>1</meta:editing-cycles>
    <meta:document-statistic meta:table-count="0" meta:image-count="0" meta:object-count="0" meta:page-count="1" meta:paragraph-count="5" meta:word-count="37" meta:character-count="299" meta:non-whitespace-character-count="266"/>
    <meta:generator>LibreOffice/6.4.3.2$Linux_X86_64 LibreOffice_project/40$Build-2</meta:generator>
  </office:meta>
</office:document-meta>
</file>